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P2" style:family="paragraph">
      <loext:graphic-properties draw:fill-color="#ffffff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 style:text-overline-style="solid" style:text-overline-width="auto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 style:text-overline-style="solid" style:text-overline-width="auto" style:text-overline-color="font-color"/>
    </style:style>
    <style:style style:name="T2" style:family="text">
      <style:text-properties fo:font-size="60pt" style:text-underline-style="solid" style:text-underline-width="auto" style:text-underline-color="font-color" style:font-size-asian="60pt" style:font-size-complex="60pt" style:text-overline-style="solid" style:text-overline-width="auto" style:text-ov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 style:text-overline-style="solid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6cm" svg:y="9.094cm" presentation:class="title" presentation:user-transformed="true">
          <draw:text-box>
            <text:p><text:span text:style-name="T1">MLG</text:span><text:span text:style-name="T2"> </text:span><text:span text:style-name="T1">G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01cm" svg:y="8.894cm" presentation:class="title" presentation:user-transformed="true">
          <draw:text-box>
            <text:p><text:span text:style-name="T3">INTRODUCING THE T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9cm" presentation:class="title" presentation:user-transformed="true">
          <draw:text-box>
            <text:p><text:span text:style-name="T3">LEONO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8.694cm" presentation:class="title" presentation:user-transformed="true">
          <draw:text-box>
            <text:p><text:span text:style-name="T3">WIL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8.894cm" presentation:class="title" presentation:user-transformed="true">
          <draw:text-box>
            <text:p><text:span text:style-name="T3">HAYLE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8.494cm" presentation:class="title" presentation:user-transformed="true">
          <draw:text-box>
            <text:p><text:span text:style-name="T3">HAR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01cm" svg:y="8.694cm" presentation:class="title" presentation:user-transformed="true">
          <draw:text-box>
            <text:p><text:span text:style-name="T3">DANI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8.8cm" presentation:class="title" presentation:user-transformed="true">
          <draw:text-box>
            <text:p><text:span text:style-name="T3">WHAT WE HAVE DONE THIS WEE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8.6cm" svg:x="1.4cm" svg:y="1.2cm" presentation:class="outline" presentation:user-transformed="true">
          <draw:text-box>
            <text:list text:style-name="L2">
              <text:list-header>
                <text:p>During the week we have learnt a lot, we have learnt how to use Arduino and to programme a robot to do a couple of maneuvers.</text:p>
                <text:p>This involved getting the robot to drive in a straight line, do a square, do a figure of 8 forwards and backwards, to stop when an object is in front of it, to stop when there is a drop, to follow a light and to finish it off, to do all of that in one go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8.894cm" presentation:class="title" presentation:user-transformed="true">
          <draw:text-box>
            <text:p><text:span text:style-name="T3">DEMO EXPLAN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18.2cm" svg:x="1.4cm" svg:y="1.4cm" presentation:class="outline" presentation:user-transformed="true">
          <draw:text-box>
            <text:list text:style-name="L2">
              <text:list-header>
                <text:p>We would like to show you a short demo of what we have done this week, this demo will show a couple of different things we have learnt and programmed our robot to do.</text:p>
              </text:list-header>
              <text:list-item>
                <text:p>Our demo starts with getting our robot to drive in a straight line 2 metres, start off nice and simple.</text:p>
              </text:list-item>
              <text:list-item>
                <text:p>Next, we will get our robot to go from the straight line into doing a square.</text:p>
              </text:list-item>
              <text:list-item>
                <text:p>After this, we will get our robot to follow a light on our ph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17.8cm" svg:x="1.4cm" svg:y="1.6cm" presentation:class="outline" presentation:user-transformed="true">
          <draw:text-box>
            <text:list text:style-name="L2">
              <text:list-item>
                <text:p>Then, we will lead our robot towards a wall where it should stop and reverse ignoring the light in the progress.</text:p>
              </text:list-item>
              <text:list-item>
                <text:p>Next, it should find the light again and maneuver around the wall.</text:p>
              </text:list-item>
              <text:list-item>
                <text:p>Finally, the robot should follow the light up a ramp and when reaching the edge should stop before falling of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9.094cm" presentation:class="title" presentation:user-transformed="true">
          <draw:text-box>
            <text:p><text:span text:style-name="T3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9cm" presentation:class="title" presentation:user-transformed="true">
          <draw:text-box>
            <text:p><text:span text:style-name="T3">ANY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01cm" svg:y="8.8cm" presentation:class="title" presentation:user-transformed="true">
          <draw:text-box>
            <text:p><text:span text:style-name="T4">THANKYOU FOR LISTENING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0:10:55.233276973</meta:creation-date>
    <dc:date>2019-07-19T12:54:29.325972238</dc:date>
    <meta:editing-duration>PT27M7S</meta:editing-duration>
    <meta:editing-cycles>3</meta:editing-cycles>
    <meta:generator>LibreOffice/5.2.7.2$Linux_ARM_EABI LibreOffice_project/20m0$Build-2</meta:generator>
    <meta:document-statistic meta:object-count="66"/>
  </office:meta>
</office:document-meta>
</file>